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24d4"/>
    </style:style>
    <style:style style:name="T1" style:family="text">
      <style:text-properties officeooo:rsid="000624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unction get_news_function()</text:p>
      <text:p text:style-name="Standard">{</text:p>
      <text:p text:style-name="Standard"><text:s text:c="3"/>if(isset($_POST['datafilter'])){</text:p>
      <text:p text:style-name="Standard"><text:s text:c="5"/>global $wpdb;</text:p>
      <text:p text:style-name="Standard"><text:s text:c="5"/>$r1= false;</text:p>
      <text:p text:style-name="Standard"><text:s text:c="5"/>$catid = $_POST['datafilter'];</text:p>
      <text:p text:style-name="Standard"><text:s text:c="2"/>if($catid==0){</text:p>
      <text:p text:style-name="Standard"><text:s text:c="4"/>$args = array( 'post_type' =&gt; 'cpt_11500', 'posts_per_page' =&gt; 1<text:span text:style-name="T1">0</text:span> );</text:p>
      <text:p text:style-name="Standard"/>
      <text:p text:style-name="Standard"><text:s text:c="2"/>}else{</text:p>
      <text:p text:style-name="P1"><text:s text:c="7"/>$args = array( 'post_type' =&gt; 'cpt_11500', 'posts_per_page' =&gt; <text:span text:style-name="T1">10</text:span> </text:p>
      <text:p text:style-name="P1">'orderby' =&gt; 'date',</text:p>
      <text:p text:style-name="P1">'order' =&gt; 'DESC',</text:p>
      <text:p text:style-name="P1">);</text:p>
      <text:p text:style-name="Standard"><text:s text:c="5"/>$args1 = array(</text:p>
      <text:p text:style-name="Standard"><text:s text:c="4"/>'post_type' <text:s text:c="4"/>=&gt; 'post',</text:p>
      <text:p text:style-name="Standard"><text:s text:c="4"/>'tax_query' =&gt; array(</text:p>
      <text:p text:style-name="Standard"><text:s text:c="52"/>array(</text:p>
      <text:p text:style-name="Standard"><text:s text:c="56"/>'taxonomy' =&gt; 'category',</text:p>
      <text:p text:style-name="Standard"><text:s text:c="56"/>'field' =&gt; 'term_id',</text:p>
      <text:p text:style-name="Standard"><text:s text:c="56"/>'terms' =&gt; $catid</text:p>
      <text:p text:style-name="Standard"><text:s text:c="52"/>)),</text:p>
      <text:p text:style-name="Standard"><text:s text:c="4"/>'posts_per_page' =&gt; 1<text:span text:style-name="T1">0</text:span>,</text:p>
      <text:p text:style-name="P1">'orderby' =&gt; 'date',</text:p>
      <text:p text:style-name="P1">'order' =&gt; 'DESC',</text:p>
      <text:p text:style-name="Standard"><text:s text:c="4"/></text:p>
      <text:p text:style-name="Standard">);</text:p>
      <text:p text:style-name="Standard"><text:s text:c="2"/>}</text:p>
      <text:p text:style-name="Standard"><text:s/></text:p>
      <text:p text:style-name="Standard"/>
      <text:p text:style-name="Standard">$loop = new WP_Query( $args );</text:p>
      <text:p text:style-name="Standard">if(!empty($loop)){</text:p>
      <text:p text:style-name="Standard"><text:s text:c="4"/>echo '&lt;div class="stm_events_grid consulting_elementor_events cols_3"&gt;';</text:p>
      <text:p text:style-name="Standard">}</text:p>
      <text:p text:style-name="Standard">while ( $loop-&gt;have_posts() ) : $loop-&gt;the_post();</text:p>
      <text:p text:style-name="Standard"><text:s text:c="3"/>$terms = get_the_terms( get_the_ID() , 'category' );</text:p>
      <text:p text:style-name="Standard">foreach ( $terms as $term ) {</text:p>
      <text:p text:style-name="Standard">$catname = $term-&gt;name;</text:p>
      <text:p text:style-name="Standard">}</text:p>
      <text:p text:style-name="Standard"><text:s text:c="5"/>$img_size = 'consulting-image-700x390-croped';</text:p>
      <text:p text:style-name="Standard"><text:s text:c="5"/>$post_thumbnail = consulting_get_image(get_post_thumbnail_id(), $img_size);</text:p>
      <text:p text:style-name="Standard"><text:s text:c="4"/>$content = get_the_content();</text:p>
      <text:p text:style-name="Standard"><text:s text:c="4"/>if(empty($content )){</text:p>
      <text:p text:style-name="Standard"><text:s text:c="8"/>$link = '#';</text:p>
      <text:p text:style-name="Standard"><text:s text:c="4"/>}else{</text:p>
      <text:p text:style-name="Standard"><text:s text:c="2"/>$link = get_the_permalink();</text:p>
      <text:p text:style-name="Standard"><text:s text:c="4"/>}</text:p>
      <text:p text:style-name="Standard"><text:s text:c="4"/>$cat = implode( ', ', wp_get_post_categories( get_the_ID(), array( 'fields' =&gt; 'names' ) ) );</text:p>
      <text:p text:style-name="Standard"><text:s text:c="4"/>$title = get_the_title();</text:p>
      <text:p text:style-name="Standard"><text:s text:c="4"/>$line=$title;</text:p>
      <text:p text:style-name="Standard">if (preg_match('/^.{1,84}\b/s', $title, $match))</text:p>
      <text:p text:style-name="Standard">{</text:p>
      <text:p text:style-name="Standard"><text:soft-page-break/><text:s text:c="4"/>$line=$match[0];</text:p>
      <text:p text:style-name="Standard">}</text:p>
      <text:p text:style-name="Standard">if ( function_exists( 'coauthors_posts_links' ) ) {</text:p>
      <text:p text:style-name="Standard"><text:s text:c="2"/>$author = <text:s/>coauthors();</text:p>
      <text:p text:style-name="Standard">} else {</text:p>
      <text:p text:style-name="Standard"><text:s text:c="3"/>$author = <text:s/>the_author();</text:p>
      <text:p text:style-name="Standard">}</text:p>
      <text:p text:style-name="Standard"><text:s/>echo '&lt;div class="item"&gt;</text:p>
      <text:p text:style-name="Standard"><text:s text:c="4"/>&lt;div class="item_wr"&gt;</text:p>
      <text:p text:style-name="Standard"><text:s text:c="5"/>&lt;a href="'.get_the_permalink().'"&gt;&lt;div class="item_thumbnail"&gt;</text:p>
      <text:p text:style-name="Standard"><text:s text:c="12"/>'.consulting_filtered_output($post_thumbnail).'</text:p>
      <text:p text:style-name="Standard"><text:s text:c="12"/>&lt;/div&gt;&lt;/a&gt;</text:p>
      <text:p text:style-name="Standard"><text:s text:c="11"/></text:p>
      <text:p text:style-name="Standard"><text:s text:c="16"/>&lt;div class="content"&gt;</text:p>
      <text:p text:style-name="Standard"><text:s text:c="12"/>&lt;h6&gt;&lt;a href="'.get_the_permalink().'"&gt;'.$line.'&lt;/a&gt;&lt;/h6&gt;</text:p>
      <text:p text:style-name="Standard"><text:s text:c="12"/>&lt;ul class="stm-event__meta"&gt;</text:p>
      <text:p text:style-name="Standard"><text:s text:c="36"/>&lt;li&gt;</text:p>
      <text:p text:style-name="Standard"><text:s text:c="24"/>&lt;div class="event__calendar"&gt;</text:p>
      <text:p text:style-name="Standard"><text:s text:c="28"/>&lt;i class="fa fa-calendar" aria-hidden="true"&gt;&lt;/i&gt;'.get_the_date(). '&lt;/div&gt;</text:p>
      <text:p text:style-name="Standard"><text:s text:c="20"/>&lt;/li&gt;</text:p>
      <text:p text:style-name="Standard"><text:s text:c="96"/>&lt;li&gt;</text:p>
      <text:p text:style-name="Standard"><text:s text:c="28"/>&lt;div class="event__time"&gt;&lt;i class="fa fa-pen-nib"&gt;&lt;/i&gt;</text:p>
      <text:p text:style-name="Standard"><text:s text:c="27"/>'.$author.' <text:s text:c="26"/>&lt;/div&gt;</text:p>
      <text:p text:style-name="Standard"><text:s text:c="24"/>&lt;/li&gt;</text:p>
      <text:p text:style-name="Standard"><text:s text:c="72"/>&lt;li&gt;</text:p>
      <text:p text:style-name="Standard"><text:s text:c="24"/>&lt;div class="event__venue"&gt;</text:p>
      <text:p text:style-name="Standard"><text:s text:c="28"/>&lt;i class="fa fa-tag" aria-hidden="true"&gt;&lt;/i&gt;'.$cat .'&lt;/div&gt;</text:p>
      <text:p text:style-name="Standard"><text:s text:c="20"/>&lt;/li&gt;</text:p>
      <text:p text:style-name="Standard"><text:s text:c="15"/></text:p>
      <text:p text:style-name="Standard"><text:s text:c="28"/>&lt;/ul&gt;</text:p>
      <text:p text:style-name="Standard"><text:s text:c="33"/></text:p>
      <text:p text:style-name="Standard"><text:s text:c="8"/>&lt;/div&gt;</text:p>
      <text:p text:style-name="Standard"><text:s text:c="4"/>&lt;/div&gt;</text:p>
      <text:p text:style-name="Standard">&lt;/div&gt;';</text:p>
      <text:p text:style-name="Standard">unset($catname);</text:p>
      <text:p text:style-name="Standard">endwhile;</text:p>
      <text:p text:style-name="Standard">if(!empty($loop)){</text:p>
      <text:p text:style-name="Standard"><text:s text:c="4"/>echo '&lt;/div&gt;';</text:p>
      <text:p text:style-name="Standard">}</text:p>
      <text:p text:style-name="Standard"><text:s text:c="7"/>die();</text:p>
      <text:p text:style-name="Standard"/>
      <text:p text:style-name="Standard"><text:s text:c="3"/>} 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0T19:02:04.992969781</meta:creation-date>
    <dc:date>2021-08-30T19:07:04.496770301</dc:date>
    <meta:editing-duration>PT4M59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92" meta:word-count="224" meta:character-count="2986" meta:non-whitespace-character-count="1808"/>
  </office:meta>
</office:document-meta>
</file>